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 : TP 11 : Détection des contours par approches du second ordre</text:p>
      <text:p text:style-name="Standard"/>
      <text:p text:style-name="P1"><text:span text:style-name="T1">binôme</text:span> : Benjamin Ruytoor et Aurore Allart</text:p>
      <text:p text:style-name="P1"><text:span text:style-name="T1">date</text:span> : 29 mars 2013</text:p>
      <text:p text:style-name="P1"/>
      <text:p text:style-name="P3">Introduction</text:p>
      <text:p text:style-name="P1"><text:tab/>Dans ce TP, nous allons écrire un plugin pour la détection des contours. Dans un premier temps, nous allons calculer le Laplacien. Ensuite, </text:p>
      <text:p text:style-name="P1"/>
      <text:list xml:id="list35423741" text:style-name="L1">
        <text:list-item>
          <text:p text:style-name="P6">Calcul du Laplacien</text:p>
        </text:list-item>
      </text:list>
      <text:p text:style-name="P7"><text:tab/>Q3 : contours des spores.</text:p>
      <text:p text:style-name="P7"/>
      <text:list xml:id="list37580910" text:continue-numbering="true" text:style-name="L1">
        <text:list-item>
          <text:p text:style-name="P6">Seuillage des passages par 0 du Laplacien</text:p>
          <text:list>
            <text:list-item>
              <text:p text:style-name="P8">Seuillage manuel des passages par 0 du Laplacien</text:p>
            </text:list-item>
          </text:list>
        </text:list-item>
      </text:list>
      <text:p text:style-name="P7"/>
      <text:list xml:id="list37568743" text:continue-numbering="true" text:style-name="L1">
        <text:list-item>
          <text:list>
            <text:list-item>
              <text:p text:style-name="P8">Seuillage automatique des passages par 0 du Laplacien</text:p>
            </text:list-item>
          </text:list>
        </text:list-item>
      </text:list>
      <text:p text:style-name="P7"/>
      <text:list xml:id="list37577770" text:continue-numbering="true" text:style-name="L1">
        <text:list-item>
          <text:p text:style-name="P6">Opérateur LoG et détection multi-échelles</text:p>
          <text:list>
            <text:list-item>
              <text:p text:style-name="P2">Génération de masques pour l'opérateur LoG</text:p>
            </text:list-item>
          </text:list>
        </text:list-item>
      </text:list>
      <text:p text:style-name="P1"/>
      <text:list xml:id="list37578567" text:continue-numbering="true" text:style-name="L1">
        <text:list-item>
          <text:list>
            <text:list-item>
              <text:p text:style-name="P2">Détection multi-échelles</text:p>
            </text:list-item>
          </text:list>
        </text:list-item>
      </text:list>
      <text:p text:style-name="P1"/>
      <text:list xml:id="list37574256" text:continue-numbering="true" text:style-name="L1">
        <text:list-item>
          <text:list>
            <text:list-item>
              <text:p text:style-name="P2">Utilisation de la norme du gradient</text:p>
            </text:list-item>
          </text:list>
        </text:list-item>
      </text:list>
      <text:p text:style-name="P1"/>
      <text:p text:style-name="P5">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5:27:32</meta:creation-date>
    <dc:date>2013-03-29T17:43:45.71</dc:date>
    <meta:editing-duration>PT1H45M53S</meta:editing-duration>
    <meta:editing-cycles>1</meta:editing-cycles>
    <meta:document-statistic meta:table-count="0" meta:image-count="0" meta:object-count="0" meta:page-count="1" meta:paragraph-count="15" meta:word-count="108" meta:character-count="634" meta:non-whitespace-character-count="546"/>
    <meta:generator>LibreOffice/3.5$Windows_x86 LibreOffice_project/3215f89-f603614-ab984f2-7348103-1225a5b</meta:generator>
  </office:meta>
</office:document-meta>
</file>